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E000000AB9D5D6726597AF84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7492in" svg:height="2.3744in" draw:z-index="0"><draw:image xlink:href="Pictures/100002010000010E000000AB9D5D6726597AF8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5:13:01.519664011</meta:creation-date>
    <dc:date>2018-11-29T15:13:41.836930947</dc:date>
    <meta:editing-duration>PT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Collabora_OfficeDev/6.0.10.15$Linux_X86_64 LibreOffice_project/a751399a8b9744ec384568a33ee126e6e50ff5e5</meta:generator>
  </office:meta>
</office:document-meta>
</file>